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ed_back_curr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298334621" calcext:value-type="float">
            <text:p>0.3872983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298334621" calcext:value-type="float">
            <text:p>0.3872983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298334621" calcext:value-type="float">
            <text:p>0.3872983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298334621" calcext:value-type="float">
            <text:p>0.3872983346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387071214378" calcext:value-type="float">
            <text:p>0.387071214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85967399314" calcext:value-type="float">
            <text:p>0.385967399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85967399314" calcext:value-type="float">
            <text:p>0.385967399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85967399314" calcext:value-type="float">
            <text:p>0.385967399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85967399314" calcext:value-type="float">
            <text:p>0.385967399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85967399314" calcext:value-type="float">
            <text:p>0.385967399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66780758765" calcext:value-type="float">
            <text:p>0.3667807588</text:p>
          </table:table-cell>
        </table:table-row>
        <table:table-row table:style-name="ro1">
          <table:table-cell office:value-type="float" office:value="0.2225" calcext:value-type="float">
            <text:p>0.2225</text:p>
          </table:table-cell>
          <table:table-cell office:value-type="float" office:value="0.359738041265" calcext:value-type="float">
            <text:p>0.3597380413</text:p>
          </table:table-cell>
        </table:table-row>
        <table:table-row table:style-name="ro1">
          <table:table-cell office:value-type="float" office:value="0.2495" calcext:value-type="float">
            <text:p>0.2495</text:p>
          </table:table-cell>
          <table:table-cell office:value-type="float" office:value="0.352678973478" calcext:value-type="float">
            <text:p>0.3526789735</text:p>
          </table:table-cell>
        </table:table-row>
        <table:table-row table:style-name="ro1">
          <table:table-cell office:value-type="float" office:value="0.2795" calcext:value-type="float">
            <text:p>0.2795</text:p>
          </table:table-cell>
          <table:table-cell office:value-type="float" office:value="0.344365297806" calcext:value-type="float">
            <text:p>0.3443652978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334536744369" calcext:value-type="float">
            <text:p>0.334536744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324329051017" calcext:value-type="float">
            <text:p>0.324329051</text:p>
          </table:table-cell>
        </table:table-row>
        <table:table-row table:style-name="ro1">
          <table:table-cell office:value-type="float" office:value="0.3405" calcext:value-type="float">
            <text:p>0.3405</text:p>
          </table:table-cell>
          <table:table-cell office:value-type="float" office:value="0.318542187159" calcext:value-type="float">
            <text:p>0.3185421872</text:p>
          </table:table-cell>
        </table:table-row>
        <table:table-row table:style-name="ro1">
          <table:table-cell office:value-type="float" office:value="0.3255" calcext:value-type="float">
            <text:p>0.3255</text:p>
          </table:table-cell>
          <table:table-cell office:value-type="float" office:value="0.316321237036" calcext:value-type="float">
            <text:p>0.31632123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313460257981" calcext:value-type="float">
            <text:p>0.313460258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309437392698" calcext:value-type="float">
            <text:p>0.3094373927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302848697097" calcext:value-type="float">
            <text:p>0.3028486971</text:p>
          </table:table-cell>
        </table:table-row>
        <table:table-row table:style-name="ro1">
          <table:table-cell office:value-type="float" office:value="0.3135" calcext:value-type="float">
            <text:p>0.3135</text:p>
          </table:table-cell>
          <table:table-cell office:value-type="float" office:value="0.298189746638" calcext:value-type="float">
            <text:p>0.2981897466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29524453142" calcext:value-type="float">
            <text:p>0.2952445314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291474412828" calcext:value-type="float">
            <text:p>0.2914744128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28628191234" calcext:value-type="float">
            <text:p>0.2862819123</text:p>
          </table:table-cell>
        </table:table-row>
        <table:table-row table:style-name="ro1">
          <table:table-cell office:value-type="float" office:value="0.2885" calcext:value-type="float">
            <text:p>0.2885</text:p>
          </table:table-cell>
          <table:table-cell office:value-type="float" office:value="0.282666691234" calcext:value-type="float">
            <text:p>0.282666691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278186088797" calcext:value-type="float">
            <text:p>0.2781860888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27310712184" calcext:value-type="float">
            <text:p>0.2731071218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69748030577" calcext:value-type="float">
            <text:p>0.2697480306</text:p>
          </table:table-cell>
        </table:table-row>
        <table:table-row table:style-name="ro1">
          <table:table-cell office:value-type="float" office:value="0.2725" calcext:value-type="float">
            <text:p>0.2725</text:p>
          </table:table-cell>
          <table:table-cell office:value-type="float" office:value="0.265398678093" calcext:value-type="float">
            <text:p>0.265398678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60576284416" calcext:value-type="float">
            <text:p>0.2605762844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0.257056657179" calcext:value-type="float">
            <text:p>0.2570566572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252655562641" calcext:value-type="float">
            <text:p>0.2526555626</text:p>
          </table:table-cell>
        </table:table-row>
        <table:table-row table:style-name="ro1">
          <table:table-cell office:value-type="float" office:value="0.2585" calcext:value-type="float">
            <text:p>0.2585</text:p>
          </table:table-cell>
          <table:table-cell office:value-type="float" office:value="0.247558999702" calcext:value-type="float">
            <text:p>0.2475589997</text:p>
          </table:table-cell>
        </table:table-row>
        <table:table-row table:style-name="ro1">
          <table:table-cell office:value-type="float" office:value="0.2525" calcext:value-type="float">
            <text:p>0.2525</text:p>
          </table:table-cell>
          <table:table-cell office:value-type="float" office:value="0.24348810717" calcext:value-type="float">
            <text:p>0.2434881072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239638964556" calcext:value-type="float">
            <text:p>0.2396389646</text:p>
          </table:table-cell>
        </table:table-row>
        <table:table-row table:style-name="ro1">
          <table:table-cell office:value-type="float" office:value="0.2455" calcext:value-type="float">
            <text:p>0.2455</text:p>
          </table:table-cell>
          <table:table-cell office:value-type="float" office:value="0.234675218831" calcext:value-type="float">
            <text:p>0.2346752188</text:p>
          </table:table-cell>
        </table:table-row>
        <table:table-row table:style-name="ro1">
          <table:table-cell office:value-type="float" office:value="0.2395" calcext:value-type="float">
            <text:p>0.2395</text:p>
          </table:table-cell>
          <table:table-cell office:value-type="float" office:value="0.230754107945" calcext:value-type="float">
            <text:p>0.2307541079</text:p>
          </table:table-cell>
        </table:table-row>
        <table:table-row table:style-name="ro1">
          <table:table-cell office:value-type="float" office:value="0.2355" calcext:value-type="float">
            <text:p>0.2355</text:p>
          </table:table-cell>
          <table:table-cell office:value-type="float" office:value="0.226548284037" calcext:value-type="float">
            <text:p>0.22654828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222129466753" calcext:value-type="float">
            <text:p>0.2221294668</text:p>
          </table:table-cell>
        </table:table-row>
        <table:table-row table:style-name="ro1">
          <table:table-cell office:value-type="float" office:value="0.2255" calcext:value-type="float">
            <text:p>0.2255</text:p>
          </table:table-cell>
          <table:table-cell office:value-type="float" office:value="0.218042331517" calcext:value-type="float">
            <text:p>0.2180423315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13672646822" calcext:value-type="float">
            <text:p>0.2136726468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office:value-type="float" office:value="0.209411377437" calcext:value-type="float">
            <text:p>0.209411377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205288820933" calcext:value-type="float">
            <text:p>0.2052888209</text:p>
          </table:table-cell>
        </table:table-row>
        <table:table-row table:style-name="ro1">
          <table:table-cell office:value-type="float" office:value="0.2095" calcext:value-type="float">
            <text:p>0.2095</text:p>
          </table:table-cell>
          <table:table-cell office:value-type="float" office:value="0.200854321172" calcext:value-type="float">
            <text:p>0.2008543212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196733322038" calcext:value-type="float">
            <text:p>0.196733322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192013888387" calcext:value-type="float">
            <text:p>0.1920138884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187821280299" calcext:value-type="float">
            <text:p>0.1878212803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183566972338" calcext:value-type="float">
            <text:p>0.183566972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79521934593" calcext:value-type="float">
            <text:p>0.1795219346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17492093452" calcext:value-type="float">
            <text:p>0.1749209345</text:p>
          </table:table-cell>
        </table:table-row>
        <table:table-row table:style-name="ro1">
          <table:table-cell office:value-type="float" office:value="0.1785" calcext:value-type="float">
            <text:p>0.1785</text:p>
          </table:table-cell>
          <table:table-cell office:value-type="float" office:value="0.170915549322" calcext:value-type="float">
            <text:p>0.1709155493</text:p>
          </table:table-cell>
        </table:table-row>
        <table:table-row table:style-name="ro1">
          <table:table-cell office:value-type="float" office:value="0.1775" calcext:value-type="float">
            <text:p>0.1775</text:p>
          </table:table-cell>
          <table:table-cell office:value-type="float" office:value="0.165790404829" calcext:value-type="float">
            <text:p>0.165790404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62275485929" calcext:value-type="float">
            <text:p>0.1622754859</text:p>
          </table:table-cell>
        </table:table-row>
        <table:table-row table:style-name="ro1">
          <table:table-cell office:value-type="float" office:value="0.1635" calcext:value-type="float">
            <text:p>0.1635</text:p>
          </table:table-cell>
          <table:table-cell office:value-type="float" office:value="0.158720272807" calcext:value-type="float">
            <text:p>0.1587202728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153609895515" calcext:value-type="float">
            <text:p>0.1536098955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office:value-type="float" office:value="0.149342308138" calcext:value-type="float">
            <text:p>0.1493423081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45042522501" calcext:value-type="float">
            <text:p>0.1450425225</text:p>
          </table:table-cell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0827761231" calcext:value-type="float">
            <text:p>0.1408277612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136919075856" calcext:value-type="float">
            <text:p>0.1369190759</text:p>
          </table:table-cell>
        </table:table-row>
        <table:table-row table:style-name="ro1">
          <table:table-cell office:value-type="float" office:value="0.1395" calcext:value-type="float">
            <text:p>0.1395</text:p>
          </table:table-cell>
          <table:table-cell office:value-type="float" office:value="0.132529713649" calcext:value-type="float">
            <text:p>0.1325297136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127499019604" calcext:value-type="float">
            <text:p>0.1274990196</text:p>
          </table:table-cell>
        </table:table-row>
        <table:table-row table:style-name="ro1">
          <table:table-cell office:value-type="float" office:value="0.1315" calcext:value-type="float">
            <text:p>0.1315</text:p>
          </table:table-cell>
          <table:table-cell office:value-type="float" office:value="0.123876786903" calcext:value-type="float">
            <text:p>0.1238767869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19611175621" calcext:value-type="float">
            <text:p>0.119611175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115036950585" calcext:value-type="float">
            <text:p>0.115036950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10453610172" calcext:value-type="float">
            <text:p>0.1104536102</text:p>
          </table:table-cell>
        </table:table-row>
        <table:table-row table:style-name="ro1">
          <table:table-cell office:value-type="float" office:value="0.1155" calcext:value-type="float">
            <text:p>0.1155</text:p>
          </table:table-cell>
          <table:table-cell office:value-type="float" office:value="0.106508802453" calcext:value-type="float">
            <text:p>0.1065088025</text:p>
          </table:table-cell>
        </table:table-row>
        <table:table-row table:style-name="ro1">
          <table:table-cell office:value-type="float" office:value="0.1085" calcext:value-type="float">
            <text:p>0.1085</text:p>
          </table:table-cell>
          <table:table-cell office:value-type="float" office:value="0.103007079045" calcext:value-type="float">
            <text:p>0.103007079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981699207157" calcext:value-type="float">
            <text:p>0.0981699207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932031830644" calcext:value-type="float">
            <text:p>0.0932031831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office:value-type="float" office:value="0.0891802949087" calcext:value-type="float">
            <text:p>0.0891802949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854946392082" calcext:value-type="float">
            <text:p>0.0854946392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803419774049" calcext:value-type="float">
            <text:p>0.0803419774</text:p>
          </table:table-cell>
        </table:table-row>
        <table:table-row table:style-name="ro1">
          <table:table-cell office:value-type="float" office:value="0.0835" calcext:value-type="float">
            <text:p>0.0835</text:p>
          </table:table-cell>
          <table:table-cell office:value-type="float" office:value="0.0767167408936" calcext:value-type="float">
            <text:p>0.0767167409</text:p>
          </table:table-cell>
        </table:table-row>
        <table:table-row table:style-name="ro1">
          <table:table-cell office:value-type="float" office:value="0.0795" calcext:value-type="float">
            <text:p>0.0795</text:p>
          </table:table-cell>
          <table:table-cell office:value-type="float" office:value="0.0724853433461" calcext:value-type="float">
            <text:p>0.0724853433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68537094579" calcext:value-type="float">
            <text:p>0.0685370946</text:p>
          </table:table-cell>
        </table:table-row>
        <table:table-row table:style-name="ro1">
          <table:table-cell office:value-type="float" office:value="0.0725" calcext:value-type="float">
            <text:p>0.0725</text:p>
          </table:table-cell>
          <table:table-cell office:value-type="float" office:value="0.0635331278416" calcext:value-type="float">
            <text:p>0.0635331278</text:p>
          </table:table-cell>
        </table:table-row>
        <table:table-row table:style-name="ro1">
          <table:table-cell office:value-type="float" office:value="0.0685" calcext:value-type="float">
            <text:p>0.0685</text:p>
          </table:table-cell>
          <table:table-cell office:value-type="float" office:value="0.0590801009929" calcext:value-type="float">
            <text:p>0.059080101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0.0551282595408" calcext:value-type="float">
            <text:p>0.0551282595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0.0551282595408" calcext:value-type="float">
            <text:p>0.0551282595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0.0511611017604" calcext:value-type="float">
            <text:p>0.0511611018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0.0376491478434" calcext:value-type="float">
            <text:p>0.0376491478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0.0324518874644" calcext:value-type="float">
            <text:p>0.032451887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21455025366" calcext:value-type="float">
            <text:p>0.032145502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316227766017" calcext:value-type="float">
            <text:p>0.0316227766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57317896774" calcext:value-type="float">
            <text:p>0.025731789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149499163877" calcext:value-type="float">
            <text:p>0.0149499164</text:p>
          </table:table-cell>
        </table:table-row>
        <table:table-row table:style-name="ro1">
          <table:table-cell office:value-type="float" office:value="0.0255" calcext:value-type="float">
            <text:p>0.0255</text:p>
          </table:table-cell>
          <table:table-cell office:value-type="float" office:value="0.014461154864" calcext:value-type="float">
            <text:p>0.0144611549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871779788708" calcext:value-type="float">
            <text:p>0.0087177979</text:p>
          </table:table-cell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102692907902" calcext:value-type="float">
            <text:p>0.0102692908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049117206761" calcext:value-type="float">
            <text:p>0.0049117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18:29:32.053048715</dc:date>
    <meta:editing-duration>PT55S</meta:editing-duration>
    <meta:editing-cycles>1</meta:editing-cycles>
    <meta:document-statistic meta:table-count="1" meta:cell-count="184" meta:object-count="0"/>
    <meta:generator>LibreOffice/5.1.6.2$Linux_X86_64 LibreOffice_project/10m0$Build-2</meta:generator>
  </office:meta>
</office:document-meta>
</file>